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133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2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m (max)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Title (30)</text:p>
          </table:table-cell>
          <table:table-cell table:formula="of:=LEN([.C2])" office:value-type="float" office:value="10" calcext:value-type="float">
            <text:p>10</text:p>
          </table:table-cell>
          <table:table-cell office:value-type="string" calcext:value-type="string">
            <text:p>MTGCounter</text:p>
          </table:table-cell>
          <table:table-cell table:formula="of:=LEN([.E2])" office:value-type="float" office:value="10" calcext:value-type="float">
            <text:p>10</text:p>
          </table:table-cell>
          <table:table-cell office:value-type="string" calcext:value-type="string">
            <text:p>MTGCounter</text:p>
          </table:table-cell>
        </table:table-row>
        <table:table-row table:style-name="ro1">
          <table:table-cell office:value-type="string" calcext:value-type="string">
            <text:p>Brief (80)</text:p>
          </table:table-cell>
          <table:table-cell table:formula="of:=LEN([.C3])" office:value-type="float" office:value="60" calcext:value-type="float">
            <text:p>60</text:p>
          </table:table-cell>
          <table:table-cell office:value-type="string" calcext:value-type="string">
            <text:p>Life counter application for the Magic: The Gathering (MTG).</text:p>
          </table:table-cell>
          <table:table-cell table:formula="of:=LEN([.E3])" office:value-type="float" office:value="41" calcext:value-type="float">
            <text:p>41</text:p>
          </table:table-cell>
          <table:table-cell office:value-type="string" calcext:value-type="string">
            <text:p>Magic: The Gathering (MTG) 用のライフカウンターアプリ。</text:p>
          </table:table-cell>
        </table:table-row>
        <table:table-row table:style-name="ro2">
          <table:table-cell office:value-type="string" calcext:value-type="string">
            <text:p>Detail (4000)</text:p>
          </table:table-cell>
          <table:table-cell table:formula="of:=LEN([.C4])" office:value-type="float" office:value="580" calcext:value-type="float">
            <text:p>580</text:p>
          </table:table-cell>
          <table:table-cell office:value-type="string" calcext:value-type="string">
            <text:p>MTGCounter is the life counter Android application for the Magic: The Gathering (MTG).</text:p>
            <text:p/>
            <text:p>This life counter application has following features.</text:p>
            <text:p/>
            <text:p>- Count many type (life, poison, experience, energy, mana, storm, draw).</text:p>
            <text:p>- Trailing life history.</text:p>
            <text:p>- Save and view game history.</text:p>
            <text:p>- Support commander.</text:p>
            <text:p>- Support old Android (since Android 4.0.3 API level 15).</text:p>
            <text:p>- Open Source (<text:a xlink:href="https://github.com/senooken/MTGCounter" xlink:type="simple">https://github.com/senooken/MTGCounter</text:a>).</text:p>
            <text:p>- No advertisement.</text:p>
            <text:p/>
            <text:p>If you find any bugs or have suggestion, please tell me by e-mail (<text:a xlink:href="mailto:contact@senooken.jp" xlink:type="simple">contact@senooken.jp</text:a>) or GitHub issues (<text:a xlink:href="https://github.com/senooken/MTGCounter/issues" xlink:type="simple">https://github.com/senooken/MTGCounter/issues</text:a>).</text:p>
          </table:table-cell>
          <table:table-cell table:formula="of:=LEN([.E4])" office:value-type="float" office:value="377" calcext:value-type="float">
            <text:p>377</text:p>
          </table:table-cell>
          <table:table-cell office:value-type="string" calcext:value-type="string">
            <text:p>MTGCounterはMagic: The Gathering (MTG) 用のライフカウンターAndroidアプリです。</text:p>
            <text:p/>
            <text:p>このライフカウンターアプリには以下の機能があります。</text:p>
            <text:p/>
            <text:p>- 多くの種類のカウント (ライフ，毒，マナ，ストーム，ドロー)</text:p>
            <text:p>- ライフ履歴の追跡</text:p>
            <text:p>- ゲーム履歴の保存と閲覧</text:p>
            <text:p>- 統率者への対応</text:p>
            <text:p>- 古いAndroidへの対応 (Android 4.0.3 APIレベル15以上)</text:p>
            <text:p><text:span text:style-name="T1">- オープンソース (</text:span><text:span text:style-name="T1"><text:a xlink:href="https://github.com/senooken/MTGCounter" xlink:type="simple">https://github.com/senooken/MTGCounter</text:a></text:span>)</text:p>
            <text:p>- 無広告</text:p>
            <text:p/>
            <text:p><text:span text:style-name="T2">もしバグを見つけたり提案があれば，Eメール (</text:span><text:span text:style-name="T2"><text:a xlink:href="mailto:contact@senooken.jp" xlink:type="simple">contact@senooken.jp</text:a></text:span><text:span text:style-name="T2">) やGitHub issues (</text:span><text:span text:style-name="T2"><text:a xlink:href="https://github.com/senooken/MTGCounter/issues" xlink:type="simple">https://github.com/senooken/MTGCounter/issues</text:a></text:span><text:span text:style-name="T2">) でお知らせください。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00/00/00</text:date>, <text:time style:data-style-name="N2" text:time-value="16:59:57.192545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0:35:17.554321202</meta:creation-date>
    <meta:generator>LibreOffice/6.0.7.3$Linux_X86_64 LibreOffice_project/00m0$Build-3</meta:generator>
    <dc:date>2020-05-19T17:00:09.013452975</dc:date>
    <meta:editing-duration>PT1H49M44S</meta:editing-duration>
    <meta:editing-cycles>21</meta:editing-cycles>
    <meta:document-statistic meta:table-count="1" meta:cell-count="20" meta:object-count="0"/>
  </office:meta>
</office:document-meta>
</file>